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95cm" table:align="left"/>
    </style:style>
    <style:style style:name="Table1.A" style:family="table-column">
      <style:table-column-properties style:column-width="2.896cm"/>
    </style:style>
    <style:style style:name="Table1.B" style:family="table-column">
      <style:table-column-properties style:column-width="2.9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Noto Sans" officeooo:rsid="0009406f" officeooo:paragraph-rsid="0009406f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" officeooo:rsid="0009406f" officeooo:paragraph-rsid="0009406f"/>
    </style:style>
    <style:style style:name="P4" style:family="paragraph" style:parent-style-name="Standard">
      <loext:graphic-properties draw:fill="none"/>
      <style:paragraph-properties fo:margin-left="1.251cm" fo:margin-right="0cm" fo:text-indent="-1.499cm" style:auto-text-indent="false" fo:background-color="transparent"/>
      <style:text-properties style:font-name="Noto Sans"/>
    </style:style>
    <style:style style:name="P5" style:family="paragraph" style:parent-style-name="Standard">
      <loext:graphic-properties draw:fill="none"/>
      <style:paragraph-properties fo:margin-left="1.251cm" fo:margin-right="-1.499cm" fo:text-indent="-1.499cm" style:auto-text-indent="false" fo:background-color="transparent"/>
      <style:text-properties style:font-name="Noto Sans" officeooo:rsid="0009406f" officeooo:paragraph-rsid="0009406f"/>
    </style:style>
    <style:style style:name="P6" style:family="paragraph" style:parent-style-name="Standard" style:master-page-name="">
      <loext:graphic-properties draw:fill="none"/>
      <style:paragraph-properties fo:margin-left="1.251cm" fo:margin-right="-1.499cm" fo:text-indent="-1.499cm" style:auto-text-indent="false" style:page-number="auto" fo:background-color="transparent"/>
      <style:text-properties style:font-name="Noto Sans" officeooo:rsid="0009406f" officeooo:paragraph-rsid="0009406f"/>
    </style:style>
    <style:style style:name="P7" style:family="paragraph" style:parent-style-name="Table_20_Contents">
      <style:text-properties style:font-name="Noto Sans"/>
    </style:style>
    <style:style style:name="P8" style:family="paragraph" style:parent-style-name="Table_20_Contents">
      <style:text-properties style:font-name="Noto Sans" officeooo:rsid="0009406f" officeooo:paragraph-rsid="0009406f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10" style:family="paragraph" style:parent-style-name="Standard" style:list-style-name="L2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11" style:family="paragraph" style:parent-style-name="Standard" style:list-style-name="L3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12" style:family="paragraph" style:parent-style-name="Standard">
      <loext:graphic-properties draw:fill="none"/>
      <style:paragraph-properties fo:background-color="transparent"/>
      <style:text-properties style:font-name="Noto Sans" officeooo:rsid="0009406f" officeooo:paragraph-rsid="0009406f"/>
    </style:style>
    <style:style style:name="P13" style:family="paragraph" style:parent-style-name="Standard">
      <loext:graphic-properties draw:fill="none"/>
      <style:paragraph-properties fo:background-color="transparent"/>
      <style:text-properties style:font-name="Noto Sans" officeooo:rsid="0009406f" officeooo:paragraph-rsid="000a46cc"/>
    </style:style>
    <style:style style:name="P14" style:family="paragraph" style:parent-style-name="Standard">
      <loext:graphic-properties draw:fill="none"/>
      <style:paragraph-properties fo:background-color="transparent"/>
      <style:text-properties style:font-name="Noto Sans" officeooo:rsid="0009406f" officeooo:paragraph-rsid="000b2b86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Noto Sans" officeooo:rsid="000a46cc" officeooo:paragraph-rsid="000a46cc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Noto Sans" officeooo:rsid="000b2b86" officeooo:paragraph-rsid="000b2b86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" officeooo:rsid="0009406f" officeooo:paragraph-rsid="000a46cc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" officeooo:rsid="0009406f" officeooo:paragraph-rsid="000b2b86"/>
    </style:style>
    <style:style style:name="P19" style:family="paragraph" style:parent-style-name="Table_20_Contents">
      <style:text-properties style:font-name="Noto Sans" officeooo:rsid="000b2b86" officeooo:paragraph-rsid="000b2b86"/>
    </style:style>
    <style:style style:name="T1" style:family="text">
      <style:text-properties officeooo:rsid="000a46cc"/>
    </style:style>
    <style:style style:name="T2" style:family="text">
      <style:text-properties officeooo:rsid="000b2b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2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06cm" fo:text-indent="-0.635cm" fo:margin-left="0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cm" fo:text-indent="-0.635cm" fo:margin-left="1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76cm" fo:text-indent="-0.635cm" fo:margin-left="1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cm" fo:text-indent="-0.635cm" fo:margin-left="2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46cm" fo:text-indent="-0.635cm" fo:margin-left="2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81cm" fo:text-indent="-0.635cm" fo:margin-left="3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6cm" fo:text-indent="-0.635cm" fo:margin-left="4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851cm" fo:text-indent="-0.635cm" fo:margin-left="4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486cm" fo:text-indent="-0.635cm" fo:margin-left="5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g tracking! Yah!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ug #</text:p>
          </table:table-cell>
          <table:table-cell table:style-name="Table1.B1" office:value-type="string">
            <text:p text:style-name="P8">Status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Unassigned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Unassigned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9">Unassigned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9">Unassigne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3"/>
      <text:p text:style-name="P3">Template:</text:p>
      <text:p text:style-name="P3">Bug #n:</text:p>
      <text:p text:style-name="P3">Repro steps:</text:p>
      <text:list xml:id="list826820405" text:style-name="L1">
        <text:list-item>
          <text:p text:style-name="P9">Stuff</text:p>
        </text:list-item>
      </text:list>
      <text:p text:style-name="P1">Expected Output:</text:p>
      <text:p text:style-name="P1"><text:tab/>More stuff</text:p>
      <text:p text:style-name="P1">Actual Output:</text:p>
      <text:p text:style-name="P1"><text:tab/>Event More stuff</text:p>
      <text:p text:style-name="P1">Status:</text:p>
      <text:p text:style-name="P1"><text:tab/>Unassigned</text:p>
      <text:p text:style-name="P1"/>
      <text:p text:style-name="P4"/>
      <text:p text:style-name="P4"/>
      <text:p text:style-name="P4"/>
      <text:p text:style-name="P6">Bug 1:</text:p>
      <text:p text:style-name="P5">Repro steps:</text:p>
      <text:list xml:id="list1699567171" text:style-name="L2">
        <text:list-item>
          <text:list>
            <text:list-item>
              <text:list>
                <text:list-item>
                  <text:p text:style-name="P10">Have a page with a kerbal-footer</text:p>
                </text:list-item>
                <text:list-item>
                  <text:p text:style-name="P10">Click on menu to bring up panel</text:p>
                </text:list-item>
                <text:list-item>
                  <text:p text:style-name="P10">Resize page</text:p>
                </text:list-item>
              </text:list>
            </text:list-item>
          </text:list>
        </text:list-item>
      </text:list>
      <text:p text:style-name="P1">Expected Output:</text:p>
      <text:list xml:id="list561751876" text:style-name="L3">
        <text:list-header>
          <text:p text:style-name="P11">Panel stays on screen</text:p>
        </text:list-header>
      </text:list>
      <text:p text:style-name="P1">Acutal Output:</text:p>
      <text:p text:style-name="P1"><text:tab/>Footer resizes, panel doesn’t</text:p>
      <text:p text:style-name="P1">Status:</text:p>
      <text:p text:style-name="P1"><text:tab/>Postponed</text:p>
      <text:p text:style-name="P1"/>
      <text:p text:style-name="P3">Bug 2:</text:p>
      <text:p text:style-name="P3">Repro steps:</text:p>
      <text:list xml:id="list144047194395438" text:continue-list="list826820405" text:style-name="L1">
        <text:list-item>
          <text:p text:style-name="P9">Have a kerbal-footer</text:p>
        </text:list-item>
        <text:list-item>
          <text:p text:style-name="P9">Page width smaller than 3 x kerbal panel width</text:p>
        </text:list-item>
        <text:list-item>
          <text:p text:style-name="P9"><text:soft-page-break/>Click on menu in kerbal-footer</text:p>
        </text:list-item>
      </text:list>
      <text:p text:style-name="P1">Expected Output:</text:p>
      <text:p text:style-name="P1"><text:tab/>Panel shifts to appear on screen</text:p>
      <text:p text:style-name="P1">Actual Output:</text:p>
      <text:p text:style-name="P1"><text:tab/>Part of the panel appears off screen</text:p>
      <text:p text:style-name="P1">Status:</text:p>
      <text:p text:style-name="P1"><text:tab/>Unassigned</text:p>
      <text:p text:style-name="P1"/>
      <text:p text:style-name="P17">Bug <text:span text:style-name="T1">3</text:span>:</text:p>
      <text:p text:style-name="P17">Repro steps:</text:p>
      <text:list xml:id="list144047702123635" text:continue-numbering="true" text:style-name="L1">
        <text:list-item>
          <text:p text:style-name="P15">Use the importer</text:p>
        </text:list-item>
      </text:list>
      <text:p text:style-name="P13">Expected Output:</text:p>
      <text:p text:style-name="P13"><text:tab/><text:span text:style-name="T2">The saved db in used</text:span></text:p>
      <text:p text:style-name="P13">Actual Output:</text:p>
      <text:p text:style-name="P13"><text:tab/><text:span text:style-name="T2">Nothing happens</text:span></text:p>
      <text:p text:style-name="P13">Status:</text:p>
      <text:p text:style-name="P13"><text:tab/>Unassigned</text:p>
      <text:p text:style-name="P13"/>
      <text:p text:style-name="P18">Bug <text:span text:style-name="T2">4</text:span>:</text:p>
      <text:p text:style-name="P18">Repro steps:</text:p>
      <text:list xml:id="list144047551933634" text:continue-numbering="true" text:style-name="L1">
        <text:list-item>
          <text:p text:style-name="P16">Use the exporter</text:p>
        </text:list-item>
      </text:list>
      <text:p text:style-name="P14">Expected Output:</text:p>
      <text:p text:style-name="P14"><text:tab/><text:span text:style-name="T2">Offers save to export</text:span></text:p>
      <text:p text:style-name="P14">Actual Output:</text:p>
      <text:p text:style-name="P14"><text:tab/><text:span text:style-name="T2">Nothing happens</text:span></text:p>
      <text:p text:style-name="P14">Status:</text:p>
      <text:p text:style-name="P14"><text:tab/>Unassigned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32:20.508258609</meta:creation-date>
    <dc:date>2017-09-22T14:40:46.659443305</dc:date>
    <meta:editing-duration>PT10M32S</meta:editing-duration>
    <meta:editing-cycles>3</meta:editing-cycles>
    <meta:generator>LibreOffice/5.3.1.2$Linux_X86_64 LibreOffice_project/30m0$Build-2</meta:generator>
    <meta:document-statistic meta:table-count="1" meta:image-count="0" meta:object-count="0" meta:page-count="2" meta:paragraph-count="61" meta:word-count="153" meta:character-count="853" meta:non-whitespace-character-count="757"/>
  </office:meta>
</office:document-meta>
</file>